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06</text:p>
      <text:p text:style-name="P2">ZADANIE EGZAMINACYNE 6.</text:p>
      <text:p text:style-name="P1">Jesteś pracownikiem firmy zajmującej się tworzeniem oprogramowania, projektowaniem i wdrażaniem systemów baz danych. Do firmy zgłosił się klient, który od współpracownika otrzymał skrypt w języku SQL. Skrypt ten tworzy bazę danych firma oraz tabele:</text:p>
      <text:p text:style-name="P1">dostawcy (id_dostawcy, adres, telefon);</text:p>
      <text:p text:style-name="P1">towary (id_towaru, id_dostawcy, nazwa, cena);</text:p>
      <text:p text:style-name="P1">magazyn (id_towaru, liczba_sztuk).</text:p>
      <text:p text:style-name="P1"/>
      <text:p text:style-name="P1">Klient prosi o uzupełnienie bazy o klucze główne, obce oraz relacje między tabelami.</text:p>
      <text:p text:style-name="P1">Twoim zadaniem jest:</text:p>
      <text:p text:style-name="P1">- utworzenie bazy danych i tabel (export do <text:span text:style-name="T1">firma.sql</text:span>);</text:p>
      <text:p text:style-name="P1">- stworzenie skryptu <text:span text:style-name="T1">sql</text:span> zawierającej wszystkie przekształcenia:</text:p>
      <text:p text:style-name="P1">a) wybór kolumn na klucze główne i obce w poszczególnych tabelach; utworzenie kluczy głównych i obcych w poszczególnych tabelach;</text:p>
      <text:p text:style-name="P1"/>
      <text:p text:style-name="P1">Wykonaj wszystkie polecenia na stanowisku wyposażonym w serwer baz danych z zainstalowaną bazą danych MySQL.</text:p>
      <text:p text:style-name="P1"/>
      <text:p text:style-name="P1">- stworzenie bazy danych;</text:p>
      <text:p text:style-name="P1">- dobranie typów danych;</text:p>
      <text:p text:style-name="P1">- wybór kolumn na klucze główne i obce w poszczególnych tabelach;</text:p>
      <text:p text:style-name="P1">- utworzenie kluczy głównych i obcych w poszczególnych tabelach;</text:p>
      <text:p text:style-name="P1">- poprawne stworzenie plików sql</text:p>
      <text:p text:style-name="P1">- przebieg prac zgodny z zasadami BHP, ergonomii i organizacji pra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1T08:12:13.02</meta:creation-date>
    <dc:date>2021-04-16T08:11:40.83</dc:date>
    <meta:editing-duration>PT1H52M10S</meta:editing-duration>
    <meta:editing-cycles>31</meta:editing-cycles>
    <meta:generator>OpenOffice/4.1.8$Win32 OpenOffice.org_project/418m3$Build-9803</meta:generator>
    <meta:print-date>2019-10-03T11:50:22.01</meta:print-date>
    <meta:document-statistic meta:table-count="0" meta:image-count="0" meta:object-count="0" meta:page-count="1" meta:paragraph-count="18" meta:word-count="160" meta:character-count="1132"/>
  </office:meta>
</office:document-meta>
</file>